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3.6866in"/>
    </style:style>
    <style:style style:name="co3" style:family="table-column">
      <style:table-column-properties fo:break-before="auto" style:column-width="0.6571in"/>
    </style:style>
    <style:style style:name="co4" style:family="table-column">
      <style:table-column-properties fo:break-before="auto" style:column-width="0.639in"/>
    </style:style>
    <style:style style:name="co5" style:family="table-column">
      <style:table-column-properties fo:break-before="auto" style:column-width="2.8134in"/>
    </style:style>
    <style:style style:name="co6" style:family="table-column">
      <style:table-column-properties fo:break-before="auto" style:column-width="21.6146in"/>
    </style:style>
    <style:style style:name="co7"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0.31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CD NAME</text:p>
          </table:table-cell>
          <table:table-cell office:value-type="string">
            <text:p>ARTIST</text:p>
          </table:table-cell>
          <table:table-cell office:value-type="string">
            <text:p>GENRE</text:p>
          </table:table-cell>
          <table:table-cell office:value-type="string">
            <text:p>PRICE</text:p>
          </table:table-cell>
          <table:table-cell office:value-type="string">
            <text:p>DESCRIPTION small</text:p>
          </table:table-cell>
          <table:table-cell office:value-type="string">
            <text:p>DESCRIPTION large</text:p>
          </table:table-cell>
        </table:table-row>
        <table:table-row table:style-name="ro1">
          <table:table-cell table:number-columns-repeated="2" office:value-type="string">
            <text:p>Smooth Jazz Hits</text:p>
          </table:table-cell>
          <table:table-cell office:value-type="string">
            <text:p>Jazz</text:p>
          </table:table-cell>
          <table:table-cell office:value-type="string">
            <text:p>$9.79 </text:p>
          </table:table-cell>
          <table:table-cell office:value-type="string">
            <text:p>all best jazz hits of modern times</text:p>
          </table:table-cell>
          <table:table-cell office:value-type="string">
            <text:p>Popular modern jazz artists come together to create a magical composition of tracks which to the jazz lovers is an unmissable opportunity</text:p>
          </table:table-cell>
        </table:table-row>
        <table:table-row table:style-name="ro1">
          <table:table-cell office:value-type="string">
            <text:p>Smooth Jazz #1s</text:p>
          </table:table-cell>
          <table:table-cell office:value-type="string">
            <text:p>Varius</text:p>
          </table:table-cell>
          <table:table-cell office:value-type="string">
            <text:p>Jazz</text:p>
          </table:table-cell>
          <table:table-cell office:value-type="string">
            <text:p>$10.63 </text:p>
          </table:table-cell>
          <table:table-cell office:value-type="string">
            <text:p>tracks by the number 1s of jazz</text:p>
          </table:table-cell>
          <table:table-cell office:value-type="string">
            <text:p>This cd brings your mind to the beach in a mix of relaxation and calmness you will surely picture your self out of the everyday stressful routine</text:p>
          </table:table-cell>
        </table:table-row>
        <table:table-row table:style-name="ro1">
          <table:table-cell office:value-type="string">
            <text:p>Another Long Night Out</text:p>
          </table:table-cell>
          <table:table-cell office:value-type="string">
            <text:p>Brian Culbertson</text:p>
          </table:table-cell>
          <table:table-cell office:value-type="string">
            <text:p>Jazz</text:p>
          </table:table-cell>
          <table:table-cell office:value-type="string">
            <text:p>$11.99 </text:p>
          </table:table-cell>
          <table:table-cell office:value-type="string">
            <text:p>brain is back again</text:p>
          </table:table-cell>
          <table:table-cell office:value-type="string">
            <text:p>The lights and the pacific darkness of the streets of london are fully represented by the compositions of brain in this cd</text:p>
          </table:table-cell>
        </table:table-row>
        <table:table-row table:style-name="ro1">
          <table:table-cell office:value-type="string">
            <text:p>The Very Best Of Smooth Jazz Guitar</text:p>
          </table:table-cell>
          <table:table-cell office:value-type="string">
            <text:p>Very Best of Smooth Jazz Guitar</text:p>
          </table:table-cell>
          <table:table-cell office:value-type="string">
            <text:p>Jazz</text:p>
          </table:table-cell>
          <table:table-cell office:value-type="string">
            <text:p>$11.88 </text:p>
          </table:table-cell>
          <table:table-cell office:value-type="string">
            <text:p>the love for the jazz will get you</text:p>
          </table:table-cell>
          <table:table-cell/>
        </table:table-row>
        <table:table-row table:style-name="ro1">
          <table:table-cell office:value-type="string">
            <text:p>A Sax Tribute to Sade</text:p>
          </table:table-cell>
          <table:table-cell office:value-type="string">
            <text:p>SaxManDre </text:p>
          </table:table-cell>
          <table:table-cell office:value-type="string">
            <text:p>Jazz</text:p>
          </table:table-cell>
          <table:table-cell office:value-type="string">
            <text:p>$12.99</text:p>
          </table:table-cell>
          <table:table-cell office:value-type="string">
            <text:p>sax at its best</text:p>
          </table:table-cell>
          <table:table-cell/>
        </table:table-row>
        <table:table-row table:style-name="ro1">
          <table:table-cell office:value-type="string">
            <text:p>Best of Smooth Jazz 3</text:p>
          </table:table-cell>
          <table:table-cell office:value-type="string">
            <text:p>Best of Smooth Jazz</text:p>
          </table:table-cell>
          <table:table-cell office:value-type="string">
            <text:p>Jazz</text:p>
          </table:table-cell>
          <table:table-cell office:value-type="string">
            <text:p>$10.19</text:p>
          </table:table-cell>
          <table:table-cell office:value-type="string">
            <text:p>perfect for a stressful trip in a car</text:p>
          </table:table-cell>
          <table:table-cell/>
        </table:table-row>
        <table:table-row table:style-name="ro1">
          <table:table-cell office:value-type="string">
            <text:p>Don't Talk, Dance!</text:p>
          </table:table-cell>
          <table:table-cell office:value-type="string">
            <text:p>Chris Standring</text:p>
          </table:table-cell>
          <table:table-cell office:value-type="string">
            <text:p>Jazz</text:p>
          </table:table-cell>
          <table:table-cell office:value-type="string">
            <text:p>$13.39</text:p>
          </table:table-cell>
          <table:table-cell office:value-type="string">
            <text:p>the title says it all just dance</text:p>
          </table:table-cell>
          <table:table-cell/>
        </table:table-row>
        <table:table-row table:style-name="ro1">
          <table:table-cell office:value-type="string">
            <text:p>Smooth Jazz: Originals 1</text:p>
          </table:table-cell>
          <table:table-cell office:value-type="string">
            <text:p>John Klemmer </text:p>
          </table:table-cell>
          <table:table-cell office:value-type="string">
            <text:p>Jazz</text:p>
          </table:table-cell>
          <table:table-cell office:value-type="string">
            <text:p>$12.58</text:p>
          </table:table-cell>
          <table:table-cell office:value-type="string">
            <text:p>the original jazz is back</text:p>
          </table:table-cell>
          <table:table-cell/>
        </table:table-row>
        <table:table-row table:style-name="ro1">
          <table:table-cell office:value-type="string">
            <text:p>Jazz Moods: Jazz By the Fire</text:p>
          </table:table-cell>
          <table:table-cell office:value-type="string">
            <text:p>Jazz Moods (Series)</text:p>
          </table:table-cell>
          <table:table-cell office:value-type="string">
            <text:p>Jazz</text:p>
          </table:table-cell>
          <table:table-cell office:value-type="string">
            <text:p>$10.37</text:p>
          </table:table-cell>
          <table:table-cell office:value-type="string">
            <text:p>you will never get tired of this track</text:p>
          </table:table-cell>
          <table:table-cell/>
        </table:table-row>
        <table:table-row table:style-name="ro1">
          <table:table-cell office:value-type="string">
            <text:p>Marvin Teddy &amp; Luther: Smooth Urban Jazz</text:p>
          </table:table-cell>
          <table:table-cell office:value-type="string">
            <text:p>Marvin Teddy &amp; Luther-Smooth Urban Jazz Love Lette</text:p>
          </table:table-cell>
          <table:table-cell office:value-type="string">
            <text:p>Jazz</text:p>
          </table:table-cell>
          <table:table-cell office:value-type="string">
            <text:p>$15.85 </text:p>
          </table:table-cell>
          <table:table-cell office:value-type="string">
            <text:p>the modern jazz by the legends</text:p>
          </table:table-cell>
          <table:table-cell/>
        </table:table-row>
        <table:table-row table:style-name="ro1">
          <table:table-cell office:value-type="string">
            <text:p>Legend: The Best Of Bob Marley And The Wailers </text:p>
          </table:table-cell>
          <table:table-cell office:value-type="string">
            <text:p>Bob Marley </text:p>
          </table:table-cell>
          <table:table-cell office:value-type="string">
            <text:p>Reggae</text:p>
          </table:table-cell>
          <table:table-cell office:value-type="string">
            <text:p>$11.99</text:p>
          </table:table-cell>
          <table:table-cell office:value-type="string">
            <text:p>the best of the legend</text:p>
          </table:table-cell>
          <table:table-cell/>
        </table:table-row>
        <table:table-row table:style-name="ro1">
          <table:table-cell office:value-type="string">
            <text:p>Fly Rasta</text:p>
          </table:table-cell>
          <table:table-cell office:value-type="string">
            <text:p>Ziggy Marley</text:p>
          </table:table-cell>
          <table:table-cell office:value-type="string">
            <text:p>Reggae</text:p>
          </table:table-cell>
          <table:table-cell office:value-type="string">
            <text:p>$10.00</text:p>
          </table:table-cell>
          <table:table-cell office:value-type="string">
            <text:p>the son of bob marley is back</text:p>
          </table:table-cell>
          <table:table-cell/>
        </table:table-row>
        <table:table-row table:style-name="ro1">
          <table:table-cell office:value-type="string">
            <text:p>Count Me In</text:p>
          </table:table-cell>
          <table:table-cell office:value-type="string">
            <text:p>Rebelution</text:p>
          </table:table-cell>
          <table:table-cell office:value-type="string">
            <text:p>Reggae</text:p>
          </table:table-cell>
          <table:table-cell office:value-type="string">
            <text:p>$9.00</text:p>
          </table:table-cell>
          <table:table-cell office:value-type="string">
            <text:p>new generation of reggae</text:p>
          </table:table-cell>
          <table:table-cell/>
        </table:table-row>
        <table:table-row table:style-name="ro1">
          <table:table-cell office:value-type="string">
            <text:p>5 Classic Albums</text:p>
          </table:table-cell>
          <table:table-cell office:value-type="string">
            <text:p>Bob Marley &amp; The Wailers </text:p>
          </table:table-cell>
          <table:table-cell office:value-type="string">
            <text:p>Reggae</text:p>
          </table:table-cell>
          <table:table-cell office:value-type="string">
            <text:p>$19.88 </text:p>
          </table:table-cell>
          <table:table-cell office:value-type="string">
            <text:p>unmissable album of the greatest </text:p>
          </table:table-cell>
          <table:table-cell/>
        </table:table-row>
        <table:table-row table:style-name="ro1">
          <table:table-cell office:value-type="string">
            <text:p>Catch a Fire</text:p>
          </table:table-cell>
          <table:table-cell office:value-type="string">
            <text:p>Bob Marley, The Wailers, Bob Marley and The Wailers</text:p>
          </table:table-cell>
          <table:table-cell office:value-type="string">
            <text:p>Reggae</text:p>
          </table:table-cell>
          <table:table-cell office:value-type="string">
            <text:p>$10.99 </text:p>
          </table:table-cell>
          <table:table-cell office:value-type="string">
            <text:p>this album will for sure catch a fire in you</text:p>
          </table:table-cell>
          <table:table-cell/>
        </table:table-row>
        <table:table-row table:style-name="ro1">
          <table:table-cell office:value-type="string">
            <text:p>Family Time</text:p>
          </table:table-cell>
          <table:table-cell office:value-type="string">
            <text:p>Ziggy Marley </text:p>
          </table:table-cell>
          <table:table-cell office:value-type="string">
            <text:p>Reggae</text:p>
          </table:table-cell>
          <table:table-cell office:value-type="string">
            <text:p>$12.49</text:p>
          </table:table-cell>
          <table:table-cell office:value-type="string">
            <text:p>Ziggy is back with his new album</text:p>
          </table:table-cell>
          <table:table-cell/>
        </table:table-row>
        <table:table-row table:style-name="ro1">
          <table:table-cell office:value-type="string">
            <text:p>Peace of Mind </text:p>
          </table:table-cell>
          <table:table-cell office:value-type="string">
            <text:p>Rebelution </text:p>
          </table:table-cell>
          <table:table-cell office:value-type="string">
            <text:p>Reggae</text:p>
          </table:table-cell>
          <table:table-cell office:value-type="string">
            <text:p>$16.85</text:p>
          </table:table-cell>
          <table:table-cell table:number-columns-repeated="2"/>
        </table:table-row>
        <table:table-row table:style-name="ro1">
          <table:table-cell office:value-type="string">
            <text:p>Representing</text:p>
          </table:table-cell>
          <table:table-cell office:value-type="string">
            <text:p>Tribal Seeds</text:p>
          </table:table-cell>
          <table:table-cell office:value-type="string">
            <text:p>Reggae</text:p>
          </table:table-cell>
          <table:table-cell office:value-type="string">
            <text:p>$14.11 </text:p>
          </table:table-cell>
          <table:table-cell table:number-columns-repeated="2"/>
        </table:table-row>
        <table:table-row table:style-name="ro1">
          <table:table-cell office:value-type="string">
            <text:p>Multiviral</text:p>
          </table:table-cell>
          <table:table-cell office:value-type="string">
            <text:p>Calle 13</text:p>
          </table:table-cell>
          <table:table-cell office:value-type="string">
            <text:p>Reggae</text:p>
          </table:table-cell>
          <table:table-cell office:value-type="string">
            <text:p>$11.88 </text:p>
          </table:table-cell>
          <table:table-cell table:number-columns-repeated="2"/>
        </table:table-row>
        <table:table-row table:style-name="ro1">
          <table:table-cell office:value-type="string">
            <text:p>Exodus </text:p>
          </table:table-cell>
          <table:table-cell office:value-type="string">
            <text:p>Bob Marley, Bob Marley &amp; the Wailers</text:p>
          </table:table-cell>
          <table:table-cell office:value-type="string">
            <text:p>Reggae</text:p>
          </table:table-cell>
          <table:table-cell office:value-type="string">
            <text:p>$10.99</text:p>
          </table:table-cell>
          <table:table-cell table:number-columns-repeated="2"/>
        </table:table-row>
        <table:table-row table:style-name="ro1">
          <table:table-cell office:value-type="string">
            <text:p>R.A.P. Music</text:p>
          </table:table-cell>
          <table:table-cell office:value-type="string">
            <text:p>Killer Mike</text:p>
          </table:table-cell>
          <table:table-cell office:value-type="string">
            <text:p>Rap</text:p>
          </table:table-cell>
          <table:table-cell office:value-type="string">
            <text:p>$13.10</text:p>
          </table:table-cell>
          <table:table-cell/>
          <table:table-cell office:value-type="string">
            <text:p>Killer Mike got his formal introduction to the industry when he first appeared on the Outkast single "The Whole World" for which he won a Grammy. Mike then signed to Outkast's Aquemini label, which was distributed by Columbia Records, and in 2003 released his debut album, "Monster" which went Gold</text:p>
          </table:table-cell>
        </table:table-row>
        <table:table-row table:style-name="ro1">
          <table:table-cell office:value-type="string">
            <text:p>Old School Rap 1</text:p>
          </table:table-cell>
          <table:table-cell office:value-type="string">
            <text:p>Old School Rap</text:p>
          </table:table-cell>
          <table:table-cell office:value-type="string">
            <text:p>Rap</text:p>
          </table:table-cell>
          <table:table-cell office:value-type="string">
            <text:p>$11.88</text:p>
          </table:table-cell>
          <table:table-cell/>
          <table:table-cell office:value-type="string">
            <text:p>N.A.</text:p>
          </table:table-cell>
        </table:table-row>
        <table:table-row table:style-name="ro1">
          <table:table-cell office:value-type="string">
            <text:p>The Chronic</text:p>
          </table:table-cell>
          <table:table-cell office:value-type="string">
            <text:p>Dr. Dre</text:p>
          </table:table-cell>
          <table:table-cell office:value-type="string">
            <text:p>Rap</text:p>
          </table:table-cell>
          <table:table-cell office:value-type="string">
            <text:p>$10.00 </text:p>
          </table:table-cell>
          <table:table-cell/>
          <table:table-cell office:value-type="string">
            <text:p>1989's Straight Outta Compton, by Dre's previous outfit N.W.A., may have shined the public spotlight on the genre, but The Chronic legitimized it. That is not to say that Snoop Doggy Dogg (The Chronic marks his debut) and Dre's raps are for everyone; the subject matter is the sex, drugs, violence, and politics of South Central Los Angeles, and the phrasing is explicit, to say the least. But The Chronic's real genius is the music. By breeding hip-hop, jazz (studio instrumentation includes saxophones and flutes), funk, and soul (sampled artists include Parliament, Donny Hathaway, and Isaac Hayes), Dre creates downright intoxicating grooves. If you can't feel The Chronic pulsating through your veins, maybe your heart's not pumping. </text:p>
          </table:table-cell>
        </table:table-row>
        <table:table-row table:style-name="ro2">
          <table:table-cell office:value-type="string">
            <text:p>G I R L</text:p>
          </table:table-cell>
          <table:table-cell office:value-type="string">
            <text:p>Pharrell Williams</text:p>
          </table:table-cell>
          <table:table-cell office:value-type="string">
            <text:p>Rap</text:p>
          </table:table-cell>
          <table:table-cell office:value-type="string">
            <text:p>$11.88</text:p>
          </table:table-cell>
          <table:table-cell/>
          <table:table-cell office:value-type="string">
            <text:p>Redefining cool for a new generation, Pharrell Williams is a creative force, using music, fashion, and design to express his distinctive style. From his beginnings as a teenage prodigy and multi-instrumentalist in Virginia Beach back in the early '90s, through enough hits to earn him Billboard's Producer of the Decade in 2010, to his current status as multi-media superstar, Williams has never stopped creating. Starting his producing career as one half of The Neptunes with Chad Hugo, Williams has helped create such classics as Daft Punk's "Get Lucky," Robin Thicke's "Blurred Lines," Nelly's "Hot in Herre," Jay-Z's "I Just Wanna Love U (Give it 2 Me)," Britney Spears's "I'm A Slave 4 U," and Justin Timberlake's "Like I Love You."G I R L is Pharrell's highly anticipated new album, and features the hit single, "Happy", an international phenomenon and radio smash. "Happy" was first featured on Despicable Me 2 (Original Motion Picture Soundtrack). It is nominated for an OSCAR this year for Best Original Song, and Pharrell will perform "Happy" on the OSCARs on March 2nd, on ABC. </text:p>
            <text:p/>
          </table:table-cell>
        </table:table-row>
        <table:table-row table:style-name="ro1">
          <table:table-cell office:value-type="string">
            <text:p>2Pac Greatest Hits </text:p>
          </table:table-cell>
          <table:table-cell office:value-type="string">
            <text:p>2Pac</text:p>
          </table:table-cell>
          <table:table-cell office:value-type="string">
            <text:p>Rap</text:p>
          </table:table-cell>
          <table:table-cell office:value-type="string">
            <text:p>$17.88</text:p>
          </table:table-cell>
          <table:table-cell/>
          <table:table-cell office:value-type="string">
            <text:p>An indispensable and definitive collection showcasing the passionate genius of the late rapper. The album's nonchronological sequence highlights the contradictory impulses that made Tupac's music so commanding; the 21 well-loved "hits," some slightly reedited for legal reasons, are accompanied by four previously unheard songs. Of the new material, the raw-sounding "God Bless the Dead" has been the subject of the most speculation, owing to its subject matter: a eulogizing of the late Notorious B.I.G.--a mysterious feat, since Tupac was killed six months before Biggie. And, making its first proper appearance on a Tupac album, the B-side "Hit 'Em Up" stands as the most intense outburst of pure venomous rage ever captured on tape. Whether he's waxing political, philosophical, or just plain paranoid, Tupac's empathetic, charismatic style remains unmatched.</text:p>
          </table:table-cell>
        </table:table-row>
        <table:table-row table:style-name="ro1">
          <table:table-cell office:value-type="string">
            <text:p>Life After Death</text:p>
          </table:table-cell>
          <table:table-cell office:value-type="string">
            <text:p>Notorious B.I.G.</text:p>
          </table:table-cell>
          <table:table-cell office:value-type="string">
            <text:p>Rap</text:p>
          </table:table-cell>
          <table:table-cell office:value-type="string">
            <text:p>$10.00</text:p>
          </table:table-cell>
          <table:table-cell/>
          <table:table-cell office:value-type="string">
            <text:p>The King of Brooklyn, Biggie Smalls, busted through with an instant hip-hop classic on his first album, Ready to Die, but he outdid even his standard on Life After Death, an audible, posthumous autobiography about the life of the former dope dealer. The 2 CD set revels in death, especially on "Niggaz Bleed," "Somebody's Gotta Die," and "You're Nobody ('Til Somebody Kills You)," but it's painfully clear that this chestnut-cheeked, fun-loving father of two wanted to see his kids grow up on "Sky Is the Limit" and "Miss U," both of which point to the future. The album also serves as a testament to Biggie's flexibility: he adopts Bone Thugs-N-Harmony's rapid rhyme flow and Midwestern beats when they guest on "Notorious Thugs," he positively bounces on both "Mo Money Mo Problems" and "Going Back to Cali" (guesting Eazy Mo Bee), and even kicks it Wu-Tang style when RZA shows up for "Long Kiss Goodnight."</text:p>
          </table:table-cell>
        </table:table-row>
        <table:table-row table:style-name="ro1">
          <table:table-cell office:value-type="string">
            <text:p>Boss Life</text:p>
          </table:table-cell>
          <table:table-cell office:value-type="string">
            <text:p>Slim Thug </text:p>
          </table:table-cell>
          <table:table-cell office:value-type="string">
            <text:p>Rap</text:p>
          </table:table-cell>
          <table:table-cell office:value-type="string">
            <text:p>$12.66</text:p>
          </table:table-cell>
          <table:table-cell/>
          <table:table-cell office:value-type="string">
            <text:p>When Slim Thug decided to name his major label debut, Already Platinum, the Houston, Texas-based rapper wasn't suffering from a bout of wishful thinking. On the contrary, he was stating a fact: a bold proclamation that even though he was anonymous to most people outside the state of Texas, he had already sold enough records in his home state to be certified a veritable rap star. Now the rest of the country will be able to hear what's made Slim Thug Already Platinum.</text:p>
          </table:table-cell>
        </table:table-row>
        <table:table-row table:style-name="ro1">
          <table:table-cell office:value-type="string">
            <text:p>Blood, Sweat &amp; Tears</text:p>
          </table:table-cell>
          <table:table-cell office:value-type="string">
            <text:p>Ace Hood </text:p>
          </table:table-cell>
          <table:table-cell office:value-type="string">
            <text:p>Rap</text:p>
          </table:table-cell>
          <table:table-cell office:value-type="string">
            <text:p>$12.58</text:p>
          </table:table-cell>
          <table:table-cell/>
          <table:table-cell office:value-type="string">
            <text:p>Ace Hood gets personal on Trials &amp; Tribulations, his fourth full-length album and first for We The Best Music/Cash Money Records. It's more than just a collection of songs for the gold-selling Florida MC. In fact, it tells his story.</text:p>
          </table:table-cell>
        </table:table-row>
        <table:table-row table:style-name="ro1">
          <table:table-cell office:value-type="string">
            <text:p>The Barrel Brothers</text:p>
          </table:table-cell>
          <table:table-cell office:value-type="string">
            <text:p>Skyzoo &amp; Torae</text:p>
          </table:table-cell>
          <table:table-cell office:value-type="string">
            <text:p>Rap</text:p>
          </table:table-cell>
          <table:table-cell office:value-type="string">
            <text:p>$10.99</text:p>
          </table:table-cell>
          <table:table-cell/>
          <table:table-cell office:value-type="string">
            <text:p>The idea behind Barrel Brothers is what the people have asked and come to know the two wordsmiths for; pure lyricism. Skyzoo, known for his picturesque storytelling and jazz/orchestrial background, and Torae, known for his gritty Coney Island depictions of life with a vintage but modern lyrical approach, have briefly put their normal forte s to the side and crafted this album with one game plan in mind; lyrical exercise over hard New York City soundscapes. The current resurgence of NYC hip-hop is perfect grounds for two of its premier flag holders to continue doing what they never stopped doing in the first place; representing the city.</text:p>
          </table:table-cell>
        </table:table-row>
        <table:table-row table:style-name="ro2">
          <table:table-cell office:value-type="string">
            <text:p>The Marshall Mathers LP 2</text:p>
          </table:table-cell>
          <table:table-cell office:value-type="string">
            <text:p>Eminem </text:p>
          </table:table-cell>
          <table:table-cell office:value-type="string">
            <text:p>Rap</text:p>
          </table:table-cell>
          <table:table-cell office:value-type="string">
            <text:p>$6.96 </text:p>
          </table:table-cell>
          <table:table-cell/>
          <table:table-cell table:style-name="ce1" office:value-type="string">
            <text:p>2010 release from the Hip Hop superstar, the long-awaited follow-up to his Relapse album. Features production from Just Blaze, Jim Jonsin and Mobb Deep's Havoc plus guest appearances from Lil Wayne, Pink and Rihanna. "I had originally planned for Relapse 2 to come out last year," remarked Eminem. "But as I kept recording and working with new producers, the idea of a sequel to Relapse started to make less and less sense to me, and I wanted to make a completely new album. The music on Recovery came out very different from Relapse, and I think it deserves its own title".</text:p>
          </table:table-cell>
        </table:table-row>
      </table:table>
      <table:table table:name="Foglio2" table:style-name="ta1" table:print="false">
        <table:table-column table:style-name="co7" table:default-cell-style-name="Default"/>
        <table:table-row table:style-name="ro1">
          <table:table-cell/>
        </table:table-row>
      </table:table>
      <table:table table:name="Foglio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8:15:1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Lucchini</meta:initial-creator>
    <meta:creation-date>2014-06-05T16:25:30</meta:creation-date>
    <dc:date>2014-06-06T18:15:11</dc:date>
    <dc:creator>Lorenzo Lucchini</dc:creator>
    <meta:editing-duration>PT5H19M43S</meta:editing-duration>
    <meta:editing-cycles>1</meta:editing-cycles>
    <meta:document-statistic meta:table-count="3" meta:cell-count="155" meta:object-count="0"/>
    <meta:generator>OpenOffice.org/3.3$Unix OpenOffice.org_project/330m20$Build-9567</meta:generator>
    <meta:user-defined meta:name=""/>
  </office:meta>
</office:document-meta>
</file>